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3b04" officeooo:paragraph-rsid="00013b04"/>
    </style:style>
    <style:style style:name="P2" style:family="paragraph" style:parent-style-name="Standard">
      <style:text-properties officeooo:rsid="00028130" officeooo:paragraph-rsid="00028130"/>
    </style:style>
    <style:style style:name="P3" style:family="paragraph" style:parent-style-name="Standard">
      <style:text-properties officeooo:rsid="0014282f" officeooo:paragraph-rsid="0014282f"/>
    </style:style>
    <style:style style:name="P4" style:family="paragraph" style:parent-style-name="Standard">
      <style:text-properties officeooo:rsid="0026dfc5" officeooo:paragraph-rsid="0026dfc5"/>
    </style:style>
    <style:style style:name="P5" style:family="paragraph" style:parent-style-name="Standard">
      <style:text-properties fo:color="#800000" officeooo:rsid="000baca2" officeooo:paragraph-rsid="000baca2"/>
    </style:style>
    <style:style style:name="P6" style:family="paragraph" style:parent-style-name="Standard">
      <style:text-properties fo:color="#800000" officeooo:rsid="00269baf" officeooo:paragraph-rsid="00269baf"/>
    </style:style>
    <style:style style:name="P7" style:family="paragraph" style:parent-style-name="Standard">
      <style:text-properties fo:color="#800000" officeooo:rsid="0006186e" officeooo:paragraph-rsid="0006186e"/>
    </style:style>
    <style:style style:name="P8" style:family="paragraph" style:parent-style-name="Standard">
      <style:text-properties fo:color="#800000" officeooo:rsid="00087f6b" officeooo:paragraph-rsid="00087f6b"/>
    </style:style>
    <style:style style:name="P9" style:family="paragraph" style:parent-style-name="Standard">
      <style:text-properties fo:color="#800000" officeooo:rsid="00028130" officeooo:paragraph-rsid="00028130"/>
    </style:style>
    <style:style style:name="P10" style:family="paragraph" style:parent-style-name="Standard">
      <style:text-properties fo:color="#800000" officeooo:rsid="00013b04" officeooo:paragraph-rsid="00013b04"/>
    </style:style>
    <style:style style:name="P11" style:family="paragraph" style:parent-style-name="Standard">
      <style:text-properties fo:color="#800000" officeooo:rsid="000ef714" officeooo:paragraph-rsid="000ef714"/>
    </style:style>
    <style:style style:name="P12" style:family="paragraph" style:parent-style-name="Standard">
      <style:text-properties fo:color="#800000" officeooo:rsid="000fc6e7" officeooo:paragraph-rsid="000fc6e7"/>
    </style:style>
    <style:style style:name="P13" style:family="paragraph" style:parent-style-name="Standard">
      <style:text-properties fo:color="#800000" officeooo:rsid="0014282f" officeooo:paragraph-rsid="0014282f"/>
    </style:style>
    <style:style style:name="P14" style:family="paragraph" style:parent-style-name="Standard">
      <style:text-properties fo:color="#800000" officeooo:rsid="0021efa7" officeooo:paragraph-rsid="0021efa7"/>
    </style:style>
    <style:style style:name="P15" style:family="paragraph" style:parent-style-name="Standard">
      <style:text-properties fo:color="#800000" officeooo:rsid="00164e77" officeooo:paragraph-rsid="00164e77"/>
    </style:style>
    <style:style style:name="P16" style:family="paragraph" style:parent-style-name="Standard">
      <style:text-properties fo:color="#800000" officeooo:rsid="00164e77" officeooo:paragraph-rsid="001b9cdc"/>
    </style:style>
    <style:style style:name="P17" style:family="paragraph" style:parent-style-name="Standard">
      <style:text-properties fo:color="#800000" officeooo:rsid="001508ce" officeooo:paragraph-rsid="001508ce"/>
    </style:style>
    <style:style style:name="P18" style:family="paragraph" style:parent-style-name="Standard">
      <style:text-properties fo:color="#800000" officeooo:rsid="001587b0" officeooo:paragraph-rsid="001587b0"/>
    </style:style>
    <style:style style:name="P19" style:family="paragraph" style:parent-style-name="Standard">
      <style:text-properties fo:color="#800000" officeooo:rsid="002b48f7" officeooo:paragraph-rsid="002b48f7"/>
    </style:style>
    <style:style style:name="P20" style:family="paragraph" style:parent-style-name="Standard">
      <style:text-properties fo:color="#800000" officeooo:rsid="00174eff" officeooo:paragraph-rsid="00174eff"/>
    </style:style>
    <style:style style:name="P21" style:family="paragraph" style:parent-style-name="Standard">
      <style:text-properties fo:color="#800000" officeooo:rsid="001ee327" officeooo:paragraph-rsid="001ee327"/>
    </style:style>
    <style:style style:name="P22" style:family="paragraph" style:parent-style-name="Standard">
      <style:text-properties fo:color="#800000" officeooo:rsid="001fdc0d" officeooo:paragraph-rsid="001fdc0d"/>
    </style:style>
    <style:style style:name="P23" style:family="paragraph" style:parent-style-name="Standard">
      <style:text-properties fo:color="#800000" officeooo:rsid="0020d583" officeooo:paragraph-rsid="0020d583"/>
    </style:style>
    <style:style style:name="P24" style:family="paragraph" style:parent-style-name="Standard">
      <style:text-properties fo:color="#800000" officeooo:rsid="0021558a" officeooo:paragraph-rsid="0021558a"/>
    </style:style>
    <style:style style:name="P25" style:family="paragraph" style:parent-style-name="Standard">
      <style:text-properties fo:color="#800000" officeooo:paragraph-rsid="0021c8b9"/>
    </style:style>
    <style:style style:name="P26" style:family="paragraph" style:parent-style-name="Standard">
      <style:text-properties fo:color="#800000" officeooo:rsid="0021c8b9" officeooo:paragraph-rsid="0021c8b9"/>
    </style:style>
    <style:style style:name="P27" style:family="paragraph" style:parent-style-name="Standard">
      <style:text-properties fo:color="#800000" officeooo:rsid="00221081" officeooo:paragraph-rsid="00221081"/>
    </style:style>
    <style:style style:name="P28" style:family="paragraph" style:parent-style-name="Standard">
      <style:text-properties fo:color="#800000" officeooo:rsid="00221081" officeooo:paragraph-rsid="0023cd5a"/>
    </style:style>
    <style:style style:name="P29" style:family="paragraph" style:parent-style-name="Standard">
      <style:text-properties fo:color="#800000" officeooo:rsid="0023cd5a" officeooo:paragraph-rsid="0023cd5a"/>
    </style:style>
    <style:style style:name="P30" style:family="paragraph" style:parent-style-name="Standard">
      <style:text-properties fo:color="#800000" officeooo:paragraph-rsid="0024ca9e"/>
    </style:style>
    <style:style style:name="T1" style:family="text">
      <style:text-properties officeooo:rsid="00045aea"/>
    </style:style>
    <style:style style:name="T2" style:family="text">
      <style:text-properties officeooo:rsid="000696f0"/>
    </style:style>
    <style:style style:name="T3" style:family="text">
      <style:text-properties officeooo:rsid="000a32c4"/>
    </style:style>
    <style:style style:name="T4" style:family="text">
      <style:text-properties officeooo:rsid="000fc6e7"/>
    </style:style>
    <style:style style:name="T5" style:family="text">
      <style:text-properties officeooo:rsid="001315f5"/>
    </style:style>
    <style:style style:name="T6" style:family="text">
      <style:text-properties officeooo:rsid="001587b0"/>
    </style:style>
    <style:style style:name="T7" style:family="text">
      <style:text-properties officeooo:rsid="00174eff"/>
    </style:style>
    <style:style style:name="T8" style:family="text">
      <style:text-properties fo:color="#000000"/>
    </style:style>
    <style:style style:name="T9" style:family="text">
      <style:text-properties fo:color="#000000" officeooo:rsid="001b9cdc"/>
    </style:style>
    <style:style style:name="T10" style:family="text">
      <style:text-properties officeooo:rsid="001b9cdc"/>
    </style:style>
    <style:style style:name="T11" style:family="text">
      <style:text-properties officeooo:rsid="0021c8b9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21081"/>
    </style:style>
    <style:style style:name="T14" style:family="text">
      <style:text-properties officeooo:rsid="0023cd5a"/>
    </style:style>
    <style:style style:name="T15" style:family="text">
      <style:text-properties officeooo:rsid="0024ca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RD OF CHANGES:</text:p>
      <text:p text:style-name="P10">Added Ami02 to Bou07 entry in Fig 9</text:p>
      <text:p text:style-name="P10">Fixed error bars on Wan97 entry in Fig 9</text:p>
      <text:p text:style-name="P7">Changed Fig 4b, 5, <text:span text:style-name="T2">7,</text:span> <text:span text:style-name="T2">8, 9</text:span> to be B&amp;W friendly</text:p>
      <text:p text:style-name="P8">Increased font sizes for axis labels with subscripts in Fig <text:span text:style-name="T3">6, 7, </text:span>8, 9</text:p>
      <text:p text:style-name="P5">Edited Sec 2C, par 1, ln 13 to be more clear about 400 um increments</text:p>
      <text:p text:style-name="P5">Removed “including Trubko2015” on pg 10</text:p>
      <text:p text:style-name="P11">Mit03 is actually semi-empirical, corrected this in Fig 8, Fig 8 caption, <text:span text:style-name="T4">and Table 8</text:span></text:p>
      <text:p text:style-name="P12">Added theory acronyms to Table 8, <text:span text:style-name="T5">described them in caption</text:span></text:p>
      <text:p text:style-name="P13">Removed “+Side” in Fig 1</text:p>
      <text:p text:style-name="P6">SIIp1s4: “100” to “100.0(1)”, cited Tim Savas thesis and JVSTB 1995</text:p>
      <text:p text:style-name="P3"/>
      <text:p text:style-name="P17">sIp1s3: “many” to “several”</text:p>
      <text:p text:style-name="P17">sIp4s2: “coupling strength, E_PNC, of” to “PNC amplitude E_PNC due to”, <text:span text:style-name="T6">removed “the” in “the electric dipole”</text:span></text:p>
      <text:p text:style-name="P18">sIp5s3: “that” to “was”</text:p>
      <text:p text:style-name="P18">SIp5s6: “to” between “detector” and “obtain”</text:p>
      <text:p text:style-name="P15">SIIAp2s2: “for Cs” between “1 eV” and “in our”</text:p>
      <text:p text:style-name="P15">eq 5: removed “dv”</text:p>
      <text:p text:style-name="P15">SIIBp5s2: “1400” to “2100”</text:p>
      <text:p text:style-name="P16"><text:span text:style-name="T10">SIIBp10: Added “See [29] for an </text:span>explanation of how we measured $\theta_g$.” <text:span text:style-name="T10">between “respect to vertical [29,30].” and “Our interferometer's”</text:span></text:p>
      <text:p text:style-name="P15">SIIBp11s3: “typically 3% over the course of several hours” between “over time” and “we measure”, <text:span text:style-name="T7">changed “about” to “twice”</text:span></text:p>
      <text:p text:style-name="P20">SIICp6s1: changed “a_pillars to 0.5 um accuracy” to “the gap between the pillars, 2a_pillars, to 1 um accuracy”</text:p>
      <text:p text:style-name="P21">SIIDp2s2: “obtain” to “estimate”</text:p>
      <text:p text:style-name="P22">Table IV caption, s2: first and third instance of “errors” to “uncertainties”</text:p>
      <text:p text:style-name="P23">SIIIp2 last sentence: “the Outlook section (Section IV)” to “Section IV”</text:p>
      <text:p text:style-name="P24">SIIIAp3s3: “all three of” between “match” and “our”, cited Derevianko et al 1999 <text:span text:style-name="T11">in</text:span> sentence</text:p>
      <text:p text:style-name="P25"><text:span text:style-name="T11">SIIIAp3s4: cited Derevianko et all 1999, ended sentence with “</text:span>, and <text:span text:style-name="T12">Derevianko</text:span> and <text:span text:style-name="T12">Porsev's</text:span> later $\acs$ prediction \cite{<text:span text:style-name="T12">Derevianko2001</text:span>} was made using a measured van <text:span text:style-name="T12">der</text:span> <text:span text:style-name="T12">Waals</text:span> $C_6$ coefficient.”</text:p>
      <text:p text:style-name="P26">SIIIBp1s2: “; those” to “. Those”</text:p>
      <text:p text:style-name="P14">SIIIBp2s1: “state lifetimes” to “Einstein A coefficients A_ij”, <text:span text:style-name="T13">removed “tau_ji … coefficient),”</text:span></text:p>
      <text:p text:style-name="P14">Eq 10: wrote in terms of Einstein A coeffs instead of lifetimes</text:p>
      <text:p text:style-name="P27">SIIICp3s1: “coupling strength” to “amplitude”</text:p>
      <text:p text:style-name="P28">SIIICp3s<text:span text:style-name="T14">2: “as a test of the standard model” at end of sentence</text:span></text:p>
      <text:p text:style-name="P29">SIVp1s1: “easily” to “accurately”</text:p>
      <text:p text:style-name="P30"><text:span text:style-name="T15">SIVp1s2: removed “</text:span>a direct measurement of”</text:p>
      <text:p text:style-name="P1"/>
      <text:p text:style-name="P2">TODO:</text:p>
      <text:p text:style-name="P4">note in paper about d_g uncertainty?</text:p>
      <text:p text:style-name="P9"><text:span text:style-name="T1">check/</text:span>change figure <text:span text:style-name="T3">8, </text:span>9 <text:span text:style-name="T1">manually-typed </text:span>citations</text:p>
      <text:p text:style-name="P19">check/change response manually-typed cit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well Gregoire</meta:initial-creator>
    <meta:creation-date>2015-10-02T14:09:41.905994912</meta:creation-date>
    <dc:date>2015-10-19T13:02:26.981883854</dc:date>
    <dc:creator>Maxwell Gregoire</dc:creator>
    <meta:editing-duration>PT8H6M54S</meta:editing-duration>
    <meta:editing-cycles>30</meta:editing-cycles>
    <meta:generator>LibreOffice/4.2.8.2$Linux_X86_64 LibreOffice_project/420m0$Build-2</meta:generator>
    <meta:document-statistic meta:table-count="0" meta:image-count="0" meta:object-count="0" meta:page-count="1" meta:paragraph-count="37" meta:word-count="356" meta:character-count="2200" meta:non-whitespace-character-count="1881"/>
  </office:meta>
</office:document-meta>
</file>